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05cm" fo:min-width="1.3cm"/>
    </style:style>
    <style:style style:name="gr2" style:family="graphic" style:parent-style-name="standard">
      <style:graphic-properties svg:stroke-color="#000000" draw:fill-color="#81d41a" draw:textarea-horizontal-align="justify" draw:textarea-vertical-align="middle" draw:auto-grow-height="false" fo:min-height="0.25cm" fo:min-width="0.7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7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81d41a" draw:textarea-horizontal-align="justify" draw:textarea-vertical-align="middle" draw:auto-grow-height="false" fo:min-height="0.25cm" fo:min-width="0.4cm"/>
    </style:style>
    <style:style style:name="gr7" style:family="graphic" style:parent-style-name="standard" style:list-style-name="L1">
      <style:graphic-properties draw:fill-color="#81d41a" draw:textarea-horizontal-align="justify" draw:textarea-vertical-align="middle" draw:auto-grow-height="false" fo:min-height="0.25cm" fo:min-width="0.4cm"/>
    </style:style>
    <style:style style:name="gr8" style:family="graphic" style:parent-style-name="standard" style:list-style-name="L1">
      <style:graphic-properties draw:fill-color="#81d41a" draw:textarea-horizontal-align="justify" draw:textarea-vertical-align="middle" draw:auto-grow-height="false" fo:min-height="0.25cm" fo:min-width="0.4cm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25cm" fo:min-width="0.7cm" fo:padding-top="0.142cm" fo:padding-bottom="0.142cm" fo:padding-left="0.267cm" fo:padding-right="0.267cm"/>
    </style:style>
    <style:style style:name="gr10" style:family="graphic" style:parent-style-name="standard">
      <style:graphic-properties draw:textarea-horizontal-align="justify" draw:textarea-vertical-align="middle" draw:auto-grow-height="false" fo:min-height="0.25cm" fo:min-width="0.4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216cm" fo:min-width="0.666cm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479cm"/>
    </style:style>
    <style:style style:name="P1" style:family="paragraph">
      <style:paragraph-properties fo:text-align="center"/>
    </style:style>
    <style:style style:name="P2" style:family="paragraph">
      <loext:graphic-properties draw:fill-color="#81d41a"/>
      <style:paragraph-properties fo:text-align="center"/>
      <style:text-properties fo:font-size="6pt" style:font-size-asian="6pt" style:font-size-complex="6pt"/>
    </style:style>
    <style:style style:name="P3" style:family="paragraph">
      <loext:graphic-properties draw:fill-color="#ffffff"/>
      <style:paragraph-properties fo:text-align="center"/>
      <style:text-properties fo:font-size="6pt" style:font-size-asian="6pt" style:font-size-complex="6pt"/>
    </style:style>
    <style:style style:name="P4" style:family="paragraph">
      <loext:graphic-properties draw:fill="none" draw:fill-color="#ffffff"/>
      <style:text-properties fo:font-size="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81d41a"/>
      <style:paragraph-properties fo:text-align="center"/>
      <style:text-properties fo:font-size="6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-color="#81d41a"/>
      <style:paragraph-properties fo:margin-left="0cm" fo:margin-right="0cm" fo:text-align="center" fo:text-indent="0cm"/>
      <style:text-properties style:font-name="Liberation Sans" fo:font-size="6pt" style:letter-kerning="true" style:font-name-asian="Droid Sans Fallback" style:font-size-asian="18pt" style:font-name-complex="Droid Sans Devanagari" style:font-size-complex="18pt"/>
    </style:style>
    <style:style style:name="P9" style:family="paragraph">
      <style:paragraph-properties fo:text-align="center"/>
      <style:text-properties fo:font-size="6pt"/>
    </style:style>
    <style:style style:name="P10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 draw:fill-color="#ffffff"/>
      <style:text-properties fo:font-size="6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8pt"/>
    </style:style>
    <style:style style:name="T3" style:family="text">
      <style:text-properties fo:font-size="6pt"/>
    </style:style>
    <style:style style:name="T4" style:family="text">
      <style:text-properties style:font-name="Liberation Sans" fo:font-size="6pt" style:letter-kerning="true" style:font-name-asian="Droid Sans Fallback" style:font-size-asian="18pt" style:font-name-complex="Droid Sans Devanaga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8cm" svg:height="3.3cm" svg:x="3.4cm" svg:y="3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cm" svg:height="0.5cm" svg:x="3.7cm" svg:y="3.4cm">
          <text:p text:style-name="P1"><text:span text:style-name="T1">SI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cm" svg:height="0.5cm" svg:x="3.7cm" svg:y="5.2cm">
          <text:p text:style-name="P1"><text:span text:style-name="T1">pDat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cm" svg:height="0.5cm" svg:x="3.7cm" svg:y="5.8cm">
          <text:p text:style-name="P1"><text:span text:style-name="T1">pMutex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8cm" svg:height="0.887cm" svg:x="3.19cm" svg:y="2.331cm">
          <draw:text-box>
            <text:p><text:span text:style-name="T2">ObjectARRAY</text:span></text:p>
            <text:p><text:span text:style-name="T2">instance</text:span></text:p>
          </draw:text-box>
        </draw:frame>
        <draw:line draw:style-name="gr5" draw:text-style-name="P5" draw:layer="layout" svg:x1="4.9cm" svg:y1="5.4cm" svg:x2="6.7cm" svg:y2="5.4cm">
          <text:p/>
        </draw:line>
        <draw:custom-shape draw:style-name="gr3" draw:text-style-name="P3" draw:layer="layout" svg:width="1.2cm" svg:height="0.5cm" svg:x="3.7cm" svg:y="4cm">
          <text:p text:style-name="P1"><text:span text:style-name="T1">minSI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cm" svg:height="0.5cm" svg:x="3.7cm" svg:y="4.6cm">
          <text:p text:style-name="P1"><text:span text:style-name="T1">maxSI0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9cm" svg:height="0.5cm" svg:x="6.7cm" svg:y="5.1cm">
          <text:p text:style-name="P1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9cm" svg:height="0.5cm" svg:x="7.6cm" svg:y="5.1cm">
          <text:p text:style-name="P7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9cm" svg:height="0.5cm" svg:x="8.5cm" svg:y="5.1cm">
          <text:p text:style-name="P7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2cm" svg:height="0.5cm" svg:x="6.7cm" svg:y="5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9cm" svg:height="0.5cm" svg:x="9.4cm" svg:y="5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2cm" svg:height="0.5cm" svg:x="7.9cm" svg:y="5.1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1.2cm" svg:height="0.489cm" svg:x="6.7cm" svg:y="4.6cm">
          <draw:text-box>
            <text:p text:style-name="P1"><text:span text:style-name="T1">Byte 0</text:span></text:p>
          </draw:text-box>
        </draw:frame>
        <draw:frame draw:style-name="gr12" draw:text-style-name="P10" draw:layer="layout" svg:width="1.2cm" svg:height="0.489cm" svg:x="7.9cm" svg:y="4.6cm">
          <draw:text-box>
            <text:p text:style-name="P1"><text:span text:style-name="T1">Byte 1</text:span></text:p>
          </draw:text-box>
        </draw:frame>
        <draw:frame draw:style-name="gr13" draw:text-style-name="P11" draw:layer="layout" svg:width="1.979cm" svg:height="0.965cm" svg:x="6.7cm" svg:y="3.535cm">
          <draw:text-box>
            <text:p><text:span text:style-name="T3">Data type: BIT6</text:span></text:p>
            <text:p><text:span text:style-name="T3">SI0 = 3</text:span></text:p>
            <text:p><text:span text:style-name="T3">maxSI0 = 3</text:span></text:p>
          </draw:text-box>
        </draw:frame>
        <draw:custom-shape draw:style-name="gr11" draw:text-style-name="P5" draw:layer="layout" svg:width="1.2cm" svg:height="0.5cm" svg:x="9.1cm" svg:y="5.1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1.2cm" svg:height="0.489cm" svg:x="9.1cm" svg:y="4.601cm">
          <draw:text-box>
            <text:p text:style-name="P1"><text:span text:style-name="T1">Byte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8T13:38:54.122700150</meta:creation-date>
    <dc:date>2018-12-08T23:03:10.095510637</dc:date>
    <meta:editing-duration>PT28M36S</meta:editing-duration>
    <meta:editing-cycles>5</meta:editing-cycles>
    <meta:generator>LibreOffice/6.1.3.2$Linux_X86_64 LibreOffice_project/10$Build-2</meta:generator>
    <meta:document-statistic meta:object-count="19"/>
  </office:meta>
</office:document-meta>
</file>